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transparent"/>
      <style:text-properties fo:color="#dddddd"/>
    </style:style>
    <style:style style:name="ce10" style:family="table-cell" style:parent-style-name="Default">
      <style:text-properties fo:color="#ff66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009900" style:text-line-through-style="solid" style:text-line-through-type="sing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5000b" fo:font-weight="bold" style:font-weight-asian="bold" style:font-weight-complex="bold"/>
    </style:style>
    <style:style style:name="ce17" style:family="table-cell" style:parent-style-name="Default">
      <style:text-properties fo:color="#cc0000"/>
    </style:style>
    <style:style style:name="ce18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0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Confirm drain even ke upar neeche kya hai</text:p>
          </table:table-cell>
          <table:table-cell table:number-columns-repeated="10"/>
          <table:table-cell table:style-name="ce10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2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2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11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11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9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7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2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ry with 2 inst &amp; 1 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11"/>
          <table:table-cell table:style-name="ce6" office:value-type="string" calcext:value-type="string">
            <text:p>Run tejas properly (other than pipeline tests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12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Big benchmark chala ke dekh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est a scenario with an instruction having both int &amp; floaat type registers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heck scenario where in move mein immediate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heck scenario where in two instructions with same reg file (dependent) but one is int &amp; other is float</text:p>
          </table:table-cell>
          <table:table-cell table:number-columns-repeated="8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13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S.No.</text:p>
          </table:table-cell>
          <table:table-cell table:style-name="ce14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 office:value-type="string" calcext:value-type="string">
            <text:p>intALU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intDIV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intMU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floatALU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floatDIV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floatMU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XCH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6" office:value-type="string" calcext:value-type="string">
            <text:p>nop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mov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6" office:value-type="string" calcext:value-type="string">
            <text:p>invali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branch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jump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load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store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jum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store</text:p>
          </table:table-cell>
          <table:table-cell table:number-columns-repeated="5"/>
        </table:table-row>
      </table:table>
      <table:table table:name="check while testing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6"/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table:style-name="ce17"/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 calcext:value-type="string">
            <text:p>Confirm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2"/>
        </table:table-row>
        <table:table-row table:style-name="ro1" table:number-rows-repeated="17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10"/>
          <table:table-cell table:style-name="ce18"/>
        </table:table-row>
        <table:table-row table:style-name="ro1">
          <table:table-cell table:number-columns-repeated="2"/>
          <table:table-cell table:style-name="ce17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8:49:14.10214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6T02:27:45.272705089</dc:date>
    <meta:editing-duration>P2DT7H34M47S</meta:editing-duration>
    <meta:editing-cycles>220</meta:editing-cycles>
    <meta:document-statistic meta:table-count="4" meta:cell-count="121" meta:object-count="0"/>
  </office:meta>
</office:document-meta>
</file>